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/>
    <style:style style:name="P21" style:parent-style-name="Lijstalinea" style:list-style-name="LFO2" style:family="paragraph"/>
    <style:style style:name="P22" style:parent-style-name="Lijstalinea" style:list-style-name="LFO2" style:family="paragraph"/>
    <style:style style:name="P23" style:parent-style-name="Lijstalinea" style:list-style-name="LFO2" style:family="paragraph"/>
    <style:style style:name="P24" style:parent-style-name="Lijstalinea" style:list-style-name="LFO3" style:family="paragraph"/>
    <style:style style:name="P25" style:parent-style-name="Lijstalinea" style:list-style-name="LFO3" style:family="paragraph"/>
    <style:style style:name="P26" style:parent-style-name="Standaard" style:family="paragraph">
      <style:text-properties fo:language="en" fo:country="US"/>
    </style:style>
    <style:style style:name="P27" style:parent-style-name="Lijstalinea" style:list-style-name="LFO4" style:family="paragraph">
      <style:text-properties fo:language="en" fo:country="US"/>
    </style:style>
    <style:style style:name="P28" style:parent-style-name="Lijstalinea" style:list-style-name="LFO4" style:family="paragraph">
      <style:text-properties fo:language="en" fo:country="US"/>
    </style:style>
    <style:style style:name="P29" style:parent-style-name="Lijstalinea" style:list-style-name="LFO4" style:family="paragraph">
      <style:text-properties fo:language="en" fo:country="US"/>
    </style:style>
    <style:style style:name="P30" style:parent-style-name="Lijstalinea" style:list-style-name="LFO4" style:family="paragraph">
      <style:text-properties fo:language="en" fo:country="US"/>
    </style:style>
    <style:style style:name="P31" style:parent-style-name="Lijstalinea" style:list-style-name="LFO4" style:family="paragraph">
      <style:text-properties fo:language="en" fo:country="US"/>
    </style:style>
    <style:style style:name="P32" style:parent-style-name="Lijstalinea" style:list-style-name="LFO4" style:family="paragraph">
      <style:text-properties fo:language="en" fo:country="US"/>
    </style:style>
    <style:style style:name="P33" style:parent-style-name="Lijstalinea" style:list-style-name="LFO4" style:family="paragraph">
      <style:text-properties fo:language="en" fo:country="US"/>
    </style:style>
    <style:style style:name="P34" style:parent-style-name="Lijstalinea" style:list-style-name="LFO4" style:family="paragraph">
      <style:text-properties fo:language="en" fo:country="US"/>
    </style:style>
    <style:style style:name="P35" style:parent-style-name="Lijstalinea" style:list-style-name="LFO4" style:family="paragraph">
      <style:text-properties fo:language="en" fo:country="US"/>
    </style:style>
    <style:style style:name="P36" style:parent-style-name="Lijstalinea" style:list-style-name="LFO4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Lijstalinea" style:list-style-name="LFO6" style:family="paragraph">
      <style:text-properties fo:language="en" fo:country="US"/>
    </style:style>
    <style:style style:name="P39" style:parent-style-name="Lijstalinea" style:list-style-name="LFO6" style:family="paragraph">
      <style:text-properties fo:language="en" fo:country="US"/>
    </style:style>
    <style:style style:name="P40" style:parent-style-name="Lijstalinea" style:list-style-name="LFO6" style:family="paragraph">
      <style:text-properties fo:language="en" fo:country="US"/>
    </style:style>
    <style:style style:name="P41" style:parent-style-name="Lijstalinea" style:list-style-name="LFO6" style:family="paragraph">
      <style:text-properties fo:language="en" fo:country="US"/>
    </style:style>
    <style:style style:name="P42" style:parent-style-name="Lijstalinea" style:list-style-name="LFO6" style:family="paragraph">
      <style:text-properties fo:language="en" fo:country="US"/>
    </style:style>
    <style:style style:name="P43" style:parent-style-name="Lijstalinea" style:list-style-name="LFO6" style:family="paragraph">
      <style:text-properties fo:language="en" fo:country="US"/>
    </style:style>
    <style:style style:name="P44" style:parent-style-name="Lijstalinea" style:list-style-name="LFO6" style:family="paragraph">
      <style:text-properties fo:language="en" fo:country="US"/>
    </style:style>
    <style:style style:name="P45" style:parent-style-name="Lijstalinea" style:list-style-name="LFO6" style:family="paragraph">
      <style:text-properties fo:language="en" fo:country="US"/>
    </style:style>
    <style:style style:name="P46" style:parent-style-name="Lijstalinea" style:list-style-name="LFO6" style:family="paragraph">
      <style:text-properties fo:language="en" fo:country="US"/>
    </style:style>
    <style:style style:name="P47" style:parent-style-name="Lijstalinea" style:list-style-name="LFO6" style:family="paragraph">
      <style:text-properties fo:language="en" fo:country="US"/>
    </style:style>
    <style:style style:name="P48" style:parent-style-name="Standaard" style:family="paragraph">
      <style:text-properties fo:language="en" fo:country="US"/>
    </style:style>
    <style:style style:name="P49" style:parent-style-name="Lijstalinea" style:list-style-name="LFO7" style:family="paragraph">
      <style:text-properties fo:language="en" fo:country="US"/>
    </style:style>
    <style:style style:name="P50" style:parent-style-name="Lijstalinea" style:list-style-name="LFO7" style:family="paragraph">
      <style:text-properties fo:language="en" fo:country="US"/>
    </style:style>
    <style:style style:name="P51" style:parent-style-name="Lijstalinea" style:list-style-name="LFO7" style:family="paragraph">
      <style:text-properties fo:language="en" fo:country="US"/>
    </style:style>
    <style:style style:name="P52" style:parent-style-name="Lijstalinea" style:list-style-name="LFO7" style:family="paragraph">
      <style:text-properties fo:language="en" fo:country="US"/>
    </style:style>
    <style:style style:name="P53" style:parent-style-name="Lijstalinea" style:list-style-name="LFO7" style:family="paragraph">
      <style:text-properties fo:language="en" fo:country="US"/>
    </style:style>
    <style:style style:name="P54" style:parent-style-name="Lijstalinea" style:list-style-name="LFO7" style:family="paragraph">
      <style:text-properties fo:language="en" fo:country="US"/>
    </style:style>
    <style:style style:name="P55" style:parent-style-name="Lijstalinea" style:list-style-name="LFO7" style:family="paragraph">
      <style:text-properties fo:language="en" fo:country="US"/>
    </style:style>
    <style:style style:name="P56" style:parent-style-name="Lijstalinea" style:list-style-name="LFO7" style:family="paragraph">
      <style:text-properties fo:language="en" fo:country="US"/>
    </style:style>
    <style:style style:name="P57" style:parent-style-name="Lijstalinea" style:list-style-name="LFO7" style:family="paragraph">
      <style:text-properties fo:language="en" fo:country="US"/>
    </style:style>
    <style:style style:name="P58" style:parent-style-name="Lijstalinea" style:list-style-name="LFO7" style:family="paragraph">
      <style:text-properties fo:language="en" fo:country="US"/>
    </style:style>
    <style:style style:name="P59" style:parent-style-name="Standaard" style:family="paragraph">
      <style:text-properties fo:language="en" fo:country="US"/>
    </style:style>
    <style:style style:name="P60" style:parent-style-name="Lijstalinea" style:list-style-name="LFO8" style:family="paragraph">
      <style:text-properties fo:language="en" fo:country="US"/>
    </style:style>
    <style:style style:name="P61" style:parent-style-name="Lijstalinea" style:list-style-name="LFO8" style:family="paragraph">
      <style:text-properties fo:language="en" fo:country="US"/>
    </style:style>
    <style:style style:name="P62" style:parent-style-name="Lijstalinea" style:list-style-name="LFO8" style:family="paragraph">
      <style:text-properties fo:language="en" fo:country="US"/>
    </style:style>
    <style:style style:name="P63" style:parent-style-name="Lijstalinea" style:list-style-name="LFO8" style:family="paragraph">
      <style:text-properties fo:language="en" fo:country="US"/>
    </style:style>
    <style:style style:name="P64" style:parent-style-name="Lijstalinea" style:list-style-name="LFO8" style:family="paragraph">
      <style:text-properties fo:language="en" fo:country="US"/>
    </style:style>
    <style:style style:name="P65" style:parent-style-name="Lijstalinea" style:list-style-name="LFO8" style:family="paragraph">
      <style:text-properties fo:language="en" fo:country="US"/>
    </style:style>
    <style:style style:name="P66" style:parent-style-name="Lijstalinea" style:list-style-name="LFO8" style:family="paragraph">
      <style:text-properties fo:language="en" fo:country="US"/>
    </style:style>
    <style:style style:name="P67" style:parent-style-name="Lijstalinea" style:list-style-name="LFO8" style:family="paragraph">
      <style:text-properties fo:language="en" fo:country="US"/>
    </style:style>
    <style:style style:name="P68" style:parent-style-name="Lijstalinea" style:list-style-name="LFO8" style:family="paragraph">
      <style:text-properties fo:language="en" fo:country="US"/>
    </style:style>
    <style:style style:name="P69" style:parent-style-name="Lijstalinea" style:list-style-name="LFO8" style:family="paragraph">
      <style:text-properties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Lijstalinea" style:list-style-name="LFO9" style:family="paragraph">
      <style:text-properties fo:language="en" fo:country="US"/>
    </style:style>
    <style:style style:name="P72" style:parent-style-name="Lijstalinea" style:list-style-name="LFO9" style:family="paragraph">
      <style:text-properties fo:language="en" fo:country="US"/>
    </style:style>
    <style:style style:name="P73" style:parent-style-name="Lijstalinea" style:list-style-name="LFO9" style:family="paragraph">
      <style:text-properties fo:language="en" fo:country="US"/>
    </style:style>
    <style:style style:name="P74" style:parent-style-name="Lijstalinea" style:list-style-name="LFO9" style:family="paragraph">
      <style:text-properties fo:language="en" fo:country="US"/>
    </style:style>
    <style:style style:name="P75" style:parent-style-name="Lijstalinea" style:list-style-name="LFO9" style:family="paragraph">
      <style:text-properties fo:language="en" fo:country="US"/>
    </style:style>
    <style:style style:name="P76" style:parent-style-name="Lijstalinea" style:list-style-name="LFO9" style:family="paragraph">
      <style:text-properties fo:language="en" fo:country="US"/>
    </style:style>
    <style:style style:name="P77" style:parent-style-name="Lijstalinea" style:list-style-name="LFO9" style:family="paragraph">
      <style:text-properties fo:language="en" fo:country="US"/>
    </style:style>
    <style:style style:name="P78" style:parent-style-name="Lijstalinea" style:list-style-name="LFO9" style:family="paragraph">
      <style:text-properties fo:language="en" fo:country="US"/>
    </style:style>
    <style:style style:name="P79" style:parent-style-name="Lijstalinea" style:list-style-name="LFO9" style:family="paragraph">
      <style:text-properties fo:language="en" fo:country="US"/>
    </style:style>
    <style:style style:name="P80" style:parent-style-name="Lijstalinea" style:list-style-name="LFO9" style:family="paragraph">
      <style:text-properties fo:language="en" fo:country="US"/>
    </style:style>
    <style:style style:name="P81" style:parent-style-name="Standaard" style:family="paragraph">
      <style:text-properties fo:language="en" fo:country="US"/>
    </style:style>
    <style:style style:name="P82" style:parent-style-name="Lijstalinea" style:list-style-name="LFO10" style:family="paragraph">
      <style:text-properties fo:language="en" fo:country="US"/>
    </style:style>
    <style:style style:name="P83" style:parent-style-name="Lijstalinea" style:list-style-name="LFO10" style:family="paragraph">
      <style:text-properties fo:language="en" fo:country="US"/>
    </style:style>
    <style:style style:name="P84" style:parent-style-name="Lijstalinea" style:list-style-name="LFO10" style:family="paragraph">
      <style:text-properties fo:language="en" fo:country="US"/>
    </style:style>
    <style:style style:name="P85" style:parent-style-name="Lijstalinea" style:list-style-name="LFO10" style:family="paragraph">
      <style:text-properties fo:language="en" fo:country="US"/>
    </style:style>
    <style:style style:name="P86" style:parent-style-name="Lijstalinea" style:list-style-name="LFO10" style:family="paragraph">
      <style:text-properties fo:language="en" fo:country="US"/>
    </style:style>
    <style:style style:name="P87" style:parent-style-name="Standaard" style:family="paragraph">
      <style:text-properties fo:language="en" fo:country="US"/>
    </style:style>
    <style:style style:name="P88" style:parent-style-name="Lijstalinea" style:list-style-name="LFO11" style:family="paragraph">
      <style:text-properties fo:language="en" fo:country="US"/>
    </style:style>
    <style:style style:name="P89" style:parent-style-name="Lijstalinea" style:list-style-name="LFO11" style:family="paragraph">
      <style:text-properties fo:language="en" fo:country="US"/>
    </style:style>
    <style:style style:name="P90" style:parent-style-name="Lijstalinea" style:list-style-name="LFO11" style:family="paragraph">
      <style:text-properties fo:language="en" fo:country="US"/>
    </style:style>
    <style:style style:name="P91" style:parent-style-name="Lijstalinea" style:list-style-name="LFO11" style:family="paragraph">
      <style:text-properties fo:language="en" fo:country="US"/>
    </style:style>
    <style:style style:name="P92" style:parent-style-name="Lijstalinea" style:list-style-name="LFO11" style:family="paragraph">
      <style:text-properties fo:language="en" fo:country="US"/>
    </style:style>
    <style:style style:name="P93" style:parent-style-name="Lijstalinea" style:list-style-name="LFO11" style:family="paragraph">
      <style:text-properties fo:language="en" fo:country="US"/>
    </style:style>
    <style:style style:name="P94" style:parent-style-name="Standaard" style:family="paragraph">
      <style:text-properties fo:language="en" fo:country="US"/>
    </style:style>
    <style:style style:name="P95" style:parent-style-name="Lijstalinea" style:list-style-name="LFO12" style:family="paragraph">
      <style:text-properties fo:language="en" fo:country="US"/>
    </style:style>
    <style:style style:name="P96" style:parent-style-name="Lijstalinea" style:list-style-name="LFO12" style:family="paragraph">
      <style:text-properties fo:language="en" fo:country="US"/>
    </style:style>
    <style:style style:name="P97" style:parent-style-name="Lijstalinea" style:list-style-name="LFO12" style:family="paragraph">
      <style:text-properties fo:language="en" fo:country="US"/>
    </style:style>
    <style:style style:name="P98" style:parent-style-name="Lijstalinea" style:list-style-name="LFO12" style:family="paragraph">
      <style:text-properties fo:language="en" fo:country="US"/>
    </style:style>
    <style:style style:name="P99" style:parent-style-name="Lijstalinea" style:list-style-name="LFO12" style:family="paragraph">
      <style:text-properties fo:language="en" fo:country="US"/>
    </style:style>
    <style:style style:name="P100" style:parent-style-name="Lijstalinea" style:list-style-name="LFO12" style:family="paragraph">
      <style:text-properties fo:language="en" fo:country="US"/>
    </style:style>
    <style:style style:name="P101" style:parent-style-name="Standaard" style:family="paragraph">
      <style:text-properties fo:language="en" fo:country="US"/>
    </style:style>
    <style:style style:name="P102" style:parent-style-name="Lijstalinea" style:list-style-name="LFO13" style:family="paragraph">
      <style:text-properties fo:language="en" fo:country="US"/>
    </style:style>
    <style:style style:name="P103" style:parent-style-name="Lijstalinea" style:list-style-name="LFO13" style:family="paragraph">
      <style:text-properties fo:language="en" fo:country="US"/>
    </style:style>
    <style:style style:name="P104" style:parent-style-name="Lijstalinea" style:list-style-name="LFO13" style:family="paragraph">
      <style:text-properties fo:language="en" fo:country="US"/>
    </style:style>
    <style:style style:name="P105" style:parent-style-name="Lijstalinea" style:list-style-name="LFO13" style:family="paragraph">
      <style:text-properties fo:language="en" fo:country="US"/>
    </style:style>
    <style:style style:name="P106" style:parent-style-name="Lijstalinea" style:list-style-name="LFO13" style:family="paragraph">
      <style:text-properties fo:language="en" fo:country="US"/>
    </style:style>
    <style:style style:name="P107" style:parent-style-name="Lijstalinea" style:list-style-name="LFO13" style:family="paragraph">
      <style:text-properties fo:language="en" fo:country="US"/>
    </style:style>
    <style:style style:name="P108" style:parent-style-name="Standaard" style:family="paragraph">
      <style:text-properties fo:language="en" fo:country="US"/>
    </style:style>
    <style:style style:name="P109" style:parent-style-name="Lijstalinea" style:list-style-name="LFO14" style:family="paragraph">
      <style:text-properties fo:language="en" fo:country="US"/>
    </style:style>
    <style:style style:name="P110" style:parent-style-name="Lijstalinea" style:list-style-name="LFO14" style:family="paragraph">
      <style:text-properties fo:language="en" fo:country="US"/>
    </style:style>
    <style:style style:name="P111" style:parent-style-name="Lijstalinea" style:list-style-name="LFO14" style:family="paragraph">
      <style:text-properties fo:language="en" fo:country="US"/>
    </style:style>
    <style:style style:name="P112" style:parent-style-name="Lijstalinea" style:list-style-name="LFO14" style:family="paragraph">
      <style:text-properties fo:language="en" fo:country="US"/>
    </style:style>
    <style:style style:name="P113" style:parent-style-name="Lijstalinea" style:list-style-name="LFO14" style:family="paragraph">
      <style:text-properties fo:language="en" fo:country="US"/>
    </style:style>
    <style:style style:name="P114" style:parent-style-name="Lijstalinea" style:list-style-name="LFO14" style:family="paragraph">
      <style:text-properties fo:language="en" fo:country="US"/>
    </style:style>
    <style:style style:name="P115" style:parent-style-name="Lijstalinea" style:list-style-name="LFO14" style:family="paragraph">
      <style:text-properties fo:language="en" fo:country="US"/>
    </style:style>
    <style:style style:name="P116" style:parent-style-name="Lijstalinea" style:list-style-name="LFO14" style:family="paragraph">
      <style:text-properties fo:language="en" fo:country="US"/>
    </style:style>
    <style:style style:name="P117" style:parent-style-name="Lijstalinea" style:list-style-name="LFO14" style:family="paragraph">
      <style:text-properties fo:language="en" fo:country="US"/>
    </style:style>
    <style:style style:name="P118" style:parent-style-name="Lijstalinea" style:list-style-name="LFO14" style:family="paragraph">
      <style:text-properties fo:language="en" fo:country="US"/>
    </style:style>
    <style:style style:name="P119" style:parent-style-name="Standaard" style:family="paragraph">
      <style:text-properties fo:language="en" fo:country="US"/>
    </style:style>
    <style:style style:name="P120" style:parent-style-name="Lijstalinea" style:list-style-name="LFO15" style:family="paragraph">
      <style:text-properties fo:language="en" fo:country="US"/>
    </style:style>
    <style:style style:name="P121" style:parent-style-name="Lijstalinea" style:list-style-name="LFO15" style:family="paragraph">
      <style:text-properties fo:language="en" fo:country="US"/>
    </style:style>
    <style:style style:name="P122" style:parent-style-name="Lijstalinea" style:list-style-name="LFO15" style:family="paragraph">
      <style:text-properties fo:language="en" fo:country="US"/>
    </style:style>
    <style:style style:name="P123" style:parent-style-name="Lijstalinea" style:list-style-name="LFO15" style:family="paragraph">
      <style:text-properties fo:language="en" fo:country="US"/>
    </style:style>
    <style:style style:name="P124" style:parent-style-name="Lijstalinea" style:list-style-name="LFO15" style:family="paragraph">
      <style:text-properties fo:language="en" fo:country="US"/>
    </style:style>
    <style:style style:name="P125" style:parent-style-name="Standaard" style:family="paragraph">
      <style:text-properties fo:language="en" fo:country="US"/>
    </style:style>
    <style:style style:name="P126" style:parent-style-name="Lijstalinea" style:list-style-name="LFO16" style:family="paragraph">
      <style:text-properties fo:language="en" fo:country="US"/>
    </style:style>
    <style:style style:name="P127" style:parent-style-name="Lijstalinea" style:list-style-name="LFO16" style:family="paragraph">
      <style:text-properties fo:language="en" fo:country="US"/>
    </style:style>
    <style:style style:name="P128" style:parent-style-name="Lijstalinea" style:list-style-name="LFO16" style:family="paragraph">
      <style:text-properties fo:language="en" fo:country="US"/>
    </style:style>
    <style:style style:name="P129" style:parent-style-name="Lijstalinea" style:list-style-name="LFO16" style:family="paragraph">
      <style:text-properties fo:language="en" fo:country="US"/>
    </style:style>
    <style:style style:name="P130" style:parent-style-name="Lijstalinea" style:list-style-name="LFO16" style:family="paragraph">
      <style:text-properties fo:language="en" fo:country="US"/>
    </style:style>
    <style:style style:name="P131" style:parent-style-name="Lijstalinea" style:list-style-name="LFO16" style:family="paragraph">
      <style:text-properties fo:language="en" fo:country="US"/>
    </style:style>
    <style:style style:name="P132" style:parent-style-name="Lijstalinea" style:list-style-name="LFO16" style:family="paragraph">
      <style:text-properties fo:language="en" fo:country="US"/>
    </style:style>
    <style:style style:name="P133" style:parent-style-name="Lijstalinea" style:list-style-name="LFO16" style:family="paragraph">
      <style:text-properties fo:language="en" fo:country="US"/>
    </style:style>
    <style:style style:name="P134" style:parent-style-name="Lijstalinea" style:list-style-name="LFO16" style:family="paragraph">
      <style:text-properties fo:language="en" fo:country="US"/>
    </style:style>
    <style:style style:name="P135" style:parent-style-name="Lijstalinea" style:list-style-name="LFO16" style:family="paragraph">
      <style:text-properties fo:language="en" fo:country="US"/>
    </style:style>
    <style:style style:name="P136" style:parent-style-name="Lijstalinea" style:list-style-name="LFO16" style:family="paragraph">
      <style:text-properties fo:language="en" fo:country="US"/>
    </style:style>
    <style:style style:name="P137" style:parent-style-name="Standaard" style:family="paragraph">
      <style:text-properties fo:language="en" fo:country="US"/>
    </style:style>
    <style:style style:name="P138" style:parent-style-name="Standaard" style:family="paragraph">
      <style:text-properties fo:language="en" fo:country="US"/>
    </style:style>
  </office:automatic-styles>
  <office:body>
    <office:text text:use-soft-page-breaks="true">
      <text:p text:style-name="P1">Animatielijst voor de PC</text:p>
      <text:p text:style-name="Standaard">Primaire Animaties:</text:p>
      <text:list text:style-name="LFO1" text:continue-numbering="true">
        <text:list-item>
          <text:p text:style-name="P2">Lopen</text:p>
          <text:list text:continue-numbering="true">
            <text:list-item>
              <text:p text:style-name="P3">Strafen naar links</text:p>
            </text:list-item>
            <text:list-item>
              <text:p text:style-name="P4">Strafen naar rechts</text:p>
            </text:list-item>
            <text:list-item>
              <text:p text:style-name="P5">Achteruit lopen</text:p>
            </text:list-item>
          </text:list>
        </text:list-item>
        <text:list-item>
          <text:p text:style-name="P6">Rennen</text:p>
        </text:list-item>
        <text:list-item>
          <text:p text:style-name="P7">Idle</text:p>
        </text:list-item>
        <text:list-item>
          <text:p text:style-name="P8">Rotaten</text:p>
        </text:list-item>
        <text:list-item>
          <text:p text:style-name="P9">Rollen</text:p>
          <text:list text:continue-numbering="true">
            <text:list-item>
              <text:p text:style-name="P10">Vooruit</text:p>
            </text:list-item>
            <text:list-item>
              <text:p text:style-name="P11">Links en rechts</text:p>
            </text:list-item>
            <text:list-item>
              <text:p text:style-name="P12">Achteruit</text:p>
            </text:list-item>
          </text:list>
        </text:list-item>
        <text:list-item>
          <text:p text:style-name="P13">Springen</text:p>
          <text:list text:continue-numbering="true">
            <text:list-item>
              <text:p text:style-name="P14">Omhoog<text:s/>(stilstaand)</text:p>
            </text:list-item>
            <text:list-item>
              <text:p text:style-name="P15">Vooruit<text:s/>(stilstaand<text:s/>wanneer<text:s/>springaanval wordt uitgevoerd, wanneer de speler rent)</text:p>
            </text:list-item>
          </text:list>
        </text:list-item>
      </text:list>
      <text:p text:style-name="Standaard">Secundaire Animaties</text:p>
      <text:list text:style-name="LFO2" text:continue-numbering="true">
        <text:list-item>
          <text:p text:style-name="P16">Schade ontvangen</text:p>
          <text:list text:continue-numbering="true">
            <text:list-item>
              <text:p text:style-name="P17">Wankelen (niet helemaal om vallen)</text:p>
            </text:list-item>
            <text:list-item>
              <text:p text:style-name="P18">Omvallen (helemaal om vallen)</text:p>
            </text:list-item>
          </text:list>
        </text:list-item>
        <text:list-item>
          <text:p text:style-name="P19">Opstaan (vanuit Omvallen)</text:p>
        </text:list-item>
        <text:list-item>
          <text:p text:style-name="P20">Doodgaan</text:p>
        </text:list-item>
        <text:list-item>
          <text:p text:style-name="P21"><text:s/>Interaction met GitGudShop(Kisten, iets wat op de grond zit)#pickup door knieen</text:p>
        </text:list-item>
        <text:list-item>
          <text:p text:style-name="P22">Interaction met shops(Schilderij, iets op de muren)<text:s/>#aanraken</text:p>
        </text:list-item>
        <text:list-item>
          <text:p text:style-name="P23">Gegrabbed worden door enemy</text:p>
        </text:list-item>
      </text:list>
      <text:p text:style-name="Standaard">Tertiaire Animaties</text:p>
      <text:list text:style-name="LFO3" text:continue-numbering="true">
        <text:list-item>
          <text:p text:style-name="P24">Eten (het gebruiken van de “health –en stamina potion”)<text:s/>#linker arm/!</text:p>
        </text:list-item>
        <text:list-item>
          <text:p text:style-name="P25">Werp animaties<text:s/>(van werpbare items, Werpmes, werpbijl)#linkerarm!</text:p>
        </text:list-item>
      </text:list>
      <text:p text:style-name="P26">Zwaard Animaties</text:p>
      <text:list text:style-name="LFO4" text:continue-numbering="true">
        <text:list-item>
          <text:p text:style-name="P27">Lichte aanval (2x)</text:p>
        </text:list-item>
        <text:list-item>
          <text:p text:style-name="P28">Zware<text:s/>aanval(1x)<text:s/></text:p>
        </text:list-item>
        <text:list-item>
          <text:p text:style-name="P29">Rol,<text:s/>lichte<text:s/>aanval</text:p>
        </text:list-item>
        <text:list-item>
          <text:p text:style-name="P30">Sprinten,<text:s/>lichte<text:s/>aanval</text:p>
        </text:list-item>
        <text:list-item>
          <text:p text:style-name="P31">Spring+aanval, zware aanval</text:p>
        </text:list-item>
        <text:list-item>
          <text:p text:style-name="P32">Wisselen van wapen</text:p>
        </text:list-item>
        <text:list-item>
          <text:p text:style-name="P33">Charge attack/ charge</text:p>
        </text:list-item>
        <text:list-item>
          <text:p text:style-name="P34">Charge attack/ attack</text:p>
        </text:list-item>
        <text:list-item>
          <text:p text:style-name="P35">Terugketsen</text:p>
        </text:list-item>
        <text:list-item>
          <text:p text:style-name="P36">Special finisher**</text:p>
        </text:list-item>
      </text:list>
      <text:p text:style-name="P37">Bijl<text:s/>Animaties</text:p>
      <text:list text:style-name="LFO6" text:continue-numbering="true">
        <text:list-item>
          <text:p text:style-name="P38">Lichte aanval (1x)</text:p>
        </text:list-item>
        <text:list-item>
          <text:p text:style-name="P39">Zware aanval(2x)<text:s/></text:p>
        </text:list-item>
        <text:list-item>
          <text:p text:style-name="P40">Rol, lichte aanval</text:p>
        </text:list-item>
        <text:list-item>
          <text:p text:style-name="P41">Sprinten, lichte aanval</text:p>
        </text:list-item>
        <text:list-item>
          <text:p text:style-name="P42">Spring+aanval, zware aanval</text:p>
        </text:list-item>
        <text:list-item>
          <text:p text:style-name="P43">Wisselen van wapen</text:p>
        </text:list-item>
        <text:list-item>
          <text:p text:style-name="P44">Charge attack/ charge</text:p>
        </text:list-item>
        <text:list-item>
          <text:p text:style-name="P45">Charge attack/ attack</text:p>
        </text:list-item>
        <text:list-item>
          <text:p text:style-name="P46">Terugketsen</text:p>
        </text:list-item>
        <text:list-item>
          <text:p text:style-name="P47">Special finisher**</text:p>
        </text:list-item>
      </text:list>
      <text:p text:style-name="P48">Speer Animaties</text:p>
      <text:list text:style-name="LFO7" text:continue-numbering="true">
        <text:list-item>
          <text:p text:style-name="P49">Lichte aanval (2x)</text:p>
        </text:list-item>
        <text:list-item>
          <text:p text:style-name="P50">Zware aanval(1x)<text:s/></text:p>
        </text:list-item>
        <text:list-item>
          <text:p text:style-name="P51">Rol, lichte aanval</text:p>
        </text:list-item>
        <text:list-item>
          <text:p text:style-name="P52">Sprinten, lichte aanval</text:p>
        </text:list-item>
        <text:list-item>
          <text:p text:style-name="P53">Spring+aanval, zware aanval</text:p>
        </text:list-item>
        <text:list-item>
          <text:p text:style-name="P54">Wisselen van wapen</text:p>
        </text:list-item>
        <text:list-item>
          <text:p text:style-name="P55">Charge attack/ charge</text:p>
        </text:list-item>
        <text:list-item>
          <text:p text:style-name="P56">Charge attack/ attack</text:p>
        </text:list-item>
        <text:list-item>
          <text:p text:style-name="P57">Terugketsen</text:p>
        </text:list-item>
        <text:list-item>
          <text:p text:style-name="P58">Special finisher**</text:p>
        </text:list-item>
      </text:list>
      <text:p text:style-name="P59">Grootzwaard Animaties</text:p>
      <text:soft-page-break/>
      <text:list text:style-name="LFO8" text:continue-numbering="true">
        <text:list-item>
          <text:p text:style-name="P60">Lichte aanval (2x)</text:p>
        </text:list-item>
        <text:list-item>
          <text:p text:style-name="P61">Zware aanval(2x)<text:s/></text:p>
        </text:list-item>
        <text:list-item>
          <text:p text:style-name="P62">Rol, lichte aanval</text:p>
        </text:list-item>
        <text:list-item>
          <text:p text:style-name="P63">Sprinten, lichte aanval</text:p>
        </text:list-item>
        <text:list-item>
          <text:p text:style-name="P64">Spring+aanval, zware aanval</text:p>
        </text:list-item>
        <text:list-item>
          <text:p text:style-name="P65">Wisselen van wapen</text:p>
        </text:list-item>
        <text:list-item>
          <text:p text:style-name="P66">Charge attack/ charge</text:p>
        </text:list-item>
        <text:list-item>
          <text:p text:style-name="P67">Charge attack/ attack</text:p>
        </text:list-item>
        <text:list-item>
          <text:p text:style-name="P68">Terugketsen</text:p>
        </text:list-item>
        <text:list-item>
          <text:p text:style-name="P69">Special finisher**</text:p>
        </text:list-item>
      </text:list>
      <text:p text:style-name="P70">Dolk Animaties</text:p>
      <text:list text:style-name="LFO9" text:continue-numbering="true">
        <text:list-item>
          <text:p text:style-name="P71">Lichte aanval (3x)</text:p>
        </text:list-item>
        <text:list-item>
          <text:p text:style-name="P72">Zware aanval(1x)<text:s/></text:p>
        </text:list-item>
        <text:list-item>
          <text:p text:style-name="P73">Rol, lichte aanval</text:p>
        </text:list-item>
        <text:list-item>
          <text:p text:style-name="P74">Sprinten, lichte aanval</text:p>
        </text:list-item>
        <text:list-item>
          <text:p text:style-name="P75">Spring+aanval, zware aanval</text:p>
        </text:list-item>
        <text:list-item>
          <text:p text:style-name="P76">Wisselen van wapen</text:p>
        </text:list-item>
        <text:list-item>
          <text:p text:style-name="P77">Terugketsen</text:p>
        </text:list-item>
        <text:list-item>
          <text:p text:style-name="P78">Charge attack/ charge</text:p>
        </text:list-item>
        <text:list-item>
          <text:p text:style-name="P79">Charge attack/ attack</text:p>
        </text:list-item>
        <text:list-item>
          <text:p text:style-name="P80">Special finisher**</text:p>
        </text:list-item>
      </text:list>
      <text:p text:style-name="P81">Boog<text:s/>Animaties</text:p>
      <text:list text:style-name="LFO10" text:continue-numbering="true">
        <text:list-item>
          <text:p text:style-name="P82">Lichte aanval (1x)</text:p>
        </text:list-item>
        <text:list-item>
          <text:p text:style-name="P83">Aanspannen</text:p>
        </text:list-item>
        <text:list-item>
          <text:p text:style-name="P84">Rol, lichte aanval</text:p>
        </text:list-item>
        <text:list-item>
          <text:p text:style-name="P85">Wisselen van wapen</text:p>
        </text:list-item>
        <text:list-item>
          <text:p text:style-name="P86">Special finisher**</text:p>
        </text:list-item>
      </text:list>
      <text:p text:style-name="P87">Crossbow Animaties</text:p>
      <text:list text:style-name="LFO11" text:continue-numbering="true">
        <text:list-item>
          <text:p text:style-name="P88">Lichte aanval (1x)</text:p>
        </text:list-item>
        <text:list-item>
          <text:p text:style-name="P89">Richten</text:p>
        </text:list-item>
        <text:list-item>
          <text:p text:style-name="P90">Herladen</text:p>
        </text:list-item>
        <text:list-item>
          <text:p text:style-name="P91">Rol, lichte aanval</text:p>
        </text:list-item>
        <text:list-item>
          <text:p text:style-name="P92">Wisselen van wapen</text:p>
        </text:list-item>
        <text:list-item>
          <text:p text:style-name="P93">Special finisher**</text:p>
        </text:list-item>
      </text:list>
      <text:p text:style-name="P94">Vuurwapen<text:s/>Animaties<text:s/>(Pistolen)</text:p>
      <text:list text:style-name="LFO12" text:continue-numbering="true">
        <text:list-item>
          <text:p text:style-name="P95">Lichte aanval (1x)</text:p>
        </text:list-item>
        <text:list-item>
          <text:p text:style-name="P96">Richten</text:p>
        </text:list-item>
        <text:list-item>
          <text:p text:style-name="P97">Herladen</text:p>
        </text:list-item>
        <text:list-item>
          <text:p text:style-name="P98">Rol, lichte aanval</text:p>
        </text:list-item>
        <text:list-item>
          <text:p text:style-name="P99">Wisselen van wapen</text:p>
        </text:list-item>
        <text:list-item>
          <text:p text:style-name="P100">Special finisher**</text:p>
        </text:list-item>
      </text:list>
      <text:p text:style-name="P101">Vuurwapen Animaties (Shotguns)</text:p>
      <text:list text:style-name="LFO13" text:continue-numbering="true">
        <text:list-item>
          <text:p text:style-name="P102">Lichte aanval (1x)</text:p>
        </text:list-item>
        <text:list-item>
          <text:p text:style-name="P103">Richten</text:p>
        </text:list-item>
        <text:list-item>
          <text:p text:style-name="P104">Herladen</text:p>
        </text:list-item>
        <text:list-item>
          <text:p text:style-name="P105">Rol, lichte aanval</text:p>
        </text:list-item>
        <text:list-item>
          <text:p text:style-name="P106">Wisselen van wapen</text:p>
        </text:list-item>
        <text:list-item>
          <text:p text:style-name="P107">Special finisher**</text:p>
        </text:list-item>
      </text:list>
      <text:p text:style-name="P108">Vuistwapens Animaties</text:p>
      <text:list text:style-name="LFO14" text:continue-numbering="true">
        <text:list-item>
          <text:p text:style-name="P109">Lichte aanval (3x)</text:p>
        </text:list-item>
        <text:list-item>
          <text:p text:style-name="P110">Zware aanval(1x)<text:s/></text:p>
        </text:list-item>
        <text:list-item>
          <text:p text:style-name="P111">Rol, lichte aanval</text:p>
        </text:list-item>
        <text:list-item>
          <text:p text:style-name="P112">Sprinten, lichte aanval</text:p>
        </text:list-item>
        <text:list-item>
          <text:p text:style-name="P113">Spring+aanval, zware aanval</text:p>
        </text:list-item>
        <text:list-item>
          <text:p text:style-name="P114">Wisselen van wapen</text:p>
        </text:list-item>
        <text:list-item>
          <text:p text:style-name="P115">Terugketsen</text:p>
        </text:list-item>
        <text:list-item>
          <text:p text:style-name="P116">Charge attack/ charge</text:p>
        </text:list-item>
        <text:list-item>
          <text:p text:style-name="P117">Charge attack/ attack</text:p>
        </text:list-item>
        <text:list-item>
          <text:p text:style-name="P118">Special finisher**</text:p>
        </text:list-item>
      </text:list>
      <text:p text:style-name="P119">Toverstokken Animaties</text:p>
      <text:list text:style-name="LFO15" text:continue-numbering="true">
        <text:list-item>
          <text:p text:style-name="P120">Lichte aanval<text:s/></text:p>
        </text:list-item>
        <text:list-item>
          <text:p text:style-name="P121">Zware<text:s/>aanval<text:s/></text:p>
        </text:list-item>
        <text:list-item>
          <text:p text:style-name="P122">Wisselen van wapen</text:p>
        </text:list-item>
        <text:list-item>
          <text:p text:style-name="P123">Terugketsen</text:p>
        </text:list-item>
        <text:list-item>
          <text:p text:style-name="P124">Special finisher**</text:p>
        </text:list-item>
      </text:list>
      <text:p text:style-name="P125">Barbells<text:s/>Animaties</text:p>
      <text:list text:style-name="LFO16" text:continue-numbering="true">
        <text:list-item>
          <text:p text:style-name="P126">Lichte aanval (2x)</text:p>
        </text:list-item>
        <text:list-item>
          <text:p text:style-name="P127">Zware aanval(2x)<text:s/></text:p>
        </text:list-item>
        <text:list-item>
          <text:p text:style-name="P128">Rol, lichte aanval</text:p>
        </text:list-item>
        <text:list-item>
          <text:p text:style-name="P129">Sprinten, lichte aanval</text:p>
        </text:list-item>
        <text:list-item>
          <text:p text:style-name="P130">Spring+aanval, zware aanval</text:p>
        </text:list-item>
        <text:list-item>
          <text:p text:style-name="P131">Wisselen van wapen</text:p>
        </text:list-item>
        <text:list-item>
          <text:p text:style-name="P132">Terugketsen</text:p>
        </text:list-item>
        <text:list-item>
          <text:p text:style-name="P133">Charge attack/ charge</text:p>
        </text:list-item>
        <text:list-item>
          <text:p text:style-name="P134">Charge attack/ attack</text:p>
        </text:list-item>
        <text:list-item>
          <text:p text:style-name="P135">Liften<text:s/></text:p>
        </text:list-item>
        <text:list-item>
          <text:p text:style-name="P136">Special finisher**</text:p>
        </text:list-item>
      </text:list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10-07T10:35:00Z</meta:creation-date>
    <dc:date>2016-10-11T14:02:00Z</dc:date>
    <meta:template xlink:href="Normal" xlink:type="simple"/>
    <meta:editing-cycles>86</meta:editing-cycles>
    <meta:editing-duration>PT76500S</meta:editing-duration>
    <meta:document-statistic meta:page-count="5" meta:paragraph-count="5" meta:word-count="439" meta:character-count="2853" meta:row-count="20" meta:non-whitespace-character-count="2419"/>
  </office:meta>
</office:document-meta>
</file>